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4.453cm"/>
    </style:style>
    <style:style style:name="gr2" style:family="graphic" style:parent-style-name="objectwithoutfill">
      <style:graphic-properties svg:stroke-width="0.035cm" draw:marker-start-width="0.252cm" draw:marker-end="Diamond_20_unfilled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421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3.564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3.43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svg:stroke-width="0.106cm" draw:marker-start-width="0.359cm" draw:marker-end="Line_20_Arrow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color="#62a73b" draw:fill-color="#62a73b" draw:textarea-horizontal-align="justify" draw:textarea-vertical-align="middle" draw:auto-grow-height="false" fo:min-height="2.749cm" fo:min-width="2.499cm" fo:wrap-option="no-wrap"/>
    </style:style>
    <style:style style:name="gr10" style:family="graphic" style:parent-style-name="objectwithoutfill">
      <style:graphic-properties svg:stroke-width="0.035cm" draw:marker-start="Diamond_20_unfille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62a73b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2.667cm" svg:x="6.715cm" svg:y="1.762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953cm" svg:height="2.667cm" svg:x="6.842cm" svg:y="8.366cm">
          <text:p text:style-name="P1">BaseCSC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302cm" svg:y1="2.016cm" svg:x2="6.715cm" svg:y2="3.095cm" draw:end-shape="id1" svg:d="M4302 2016l2413 1079" svg:viewBox="0 0 2414 1080">
          <text:p/>
        </draw:connector>
        <draw:custom-shape draw:style-name="gr3" draw:text-style-name="P3" draw:layer="layout" svg:width="2.921cm" svg:height="0.762cm" svg:x="2.27cm" svg:y="1.635cm">
          <text:p text:style-name="P1"><text:span text:style-name="T1">SalInf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683cm" svg:height="0.762cm" svg:x="1.508cm" svg:y="2.778cm">
          <text:p text:style-name="P1"><text:span text:style-name="T1">ControllerEv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064cm" svg:height="0.635cm" svg:x="1.381cm" svg:y="4.302cm">
          <text:p text:style-name="P1"><text:span text:style-name="T1">ControllerComman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3.937cm" svg:height="0.762cm" svg:x="1.508cm" svg:y="5.572cm">
          <text:p text:style-name="P1"><text:span text:style-name="T1">ControllerTelemetry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191cm" svg:y1="3.159cm" svg:x2="6.715cm" svg:y2="3.095cm" draw:start-shape="id2" draw:end-shape="id1" draw:end-glue-point="3" svg:d="M5191 3159l1524-64" svg:viewBox="0 0 1525 65">
          <text:p/>
        </draw:connector>
        <draw:connector draw:style-name="gr2" draw:text-style-name="P2" draw:layer="layout" draw:type="line" svg:x1="5.445cm" svg:y1="4.619cm" svg:x2="6.715cm" svg:y2="3.095cm" draw:start-shape="id3" draw:end-shape="id1" svg:d="M5445 4619l1270-1524" svg:viewBox="0 0 1271 1525">
          <text:p/>
        </draw:connector>
        <draw:connector draw:style-name="gr2" draw:text-style-name="P2" draw:layer="layout" draw:type="line" svg:x1="5.445cm" svg:y1="5.953cm" svg:x2="6.715cm" svg:y2="3.095cm" draw:start-shape="id4" draw:end-shape="id1" svg:d="M5445 5953l1270-2858" svg:viewBox="0 0 1271 2859">
          <text:p/>
        </draw:connector>
        <draw:connector draw:style-name="gr7" draw:text-style-name="P2" draw:layer="layout" draw:type="line" svg:x1="9.318cm" svg:y1="8.366cm" svg:x2="9.191cm" svg:y2="4.429cm" draw:start-shape="id5" draw:end-shape="id1" draw:end-glue-point="2" svg:d="M9318 8366l-127-3937" svg:viewBox="0 0 128 3938">
          <text:p/>
        </draw:connector>
        <draw:custom-shape draw:style-name="gr6" draw:text-style-name="P3" xml:id="id7" draw:id="id7" draw:layer="layout" svg:width="3.937cm" svg:height="0.762cm" svg:x="1.508cm" svg:y="9.255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953cm" svg:height="2.667cm" svg:x="6.969cm" svg:y="14.462cm">
          <text:p text:style-name="P1">YourCSC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9.445cm" svg:y1="14.462cm" svg:x2="9.318cm" svg:y2="11.033cm" draw:start-shape="id6" draw:end-shape="id5" draw:end-glue-point="2" svg:d="M9445 14462l-127-3429" svg:viewBox="0 0 128 3430">
          <text:p/>
        </draw:connector>
        <draw:connector draw:style-name="gr2" draw:text-style-name="P2" draw:layer="layout" draw:type="line" svg:x1="5.445cm" svg:y1="9.636cm" svg:x2="6.842cm" svg:y2="9.699cm" draw:start-shape="id7" draw:start-glue-point="1" draw:end-shape="id5" draw:end-glue-point="3" svg:d="M5445 9636l1397 63" svg:viewBox="0 0 1398 64">
          <text:p/>
        </draw:connector>
        <draw:custom-shape draw:style-name="gr6" draw:text-style-name="P3" xml:id="id8" draw:id="id8" draw:layer="layout" svg:width="3.937cm" svg:height="0.762cm" svg:x="1.762cm" svg:y="14.716cm">
          <text:p text:style-name="P1"><text:span text:style-name="T1">do_command_1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3.937cm" svg:height="0.762cm" svg:x="1.762cm" svg:y="16.113cm">
          <text:p text:style-name="P1"><text:span text:style-name="T1">do_command_2(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99cm" svg:y1="15.097cm" svg:x2="6.969cm" svg:y2="15.795cm" draw:start-shape="id8" draw:end-shape="id6" svg:d="M5699 15097l1270 698" svg:viewBox="0 0 1271 699">
          <text:p/>
        </draw:connector>
        <draw:connector draw:style-name="gr2" draw:text-style-name="P2" draw:layer="layout" draw:type="line" svg:x1="5.699cm" svg:y1="16.494cm" svg:x2="6.969cm" svg:y2="15.795cm" draw:start-shape="id9" draw:end-shape="id6" draw:end-glue-point="3" svg:d="M5699 16494l1270-699" svg:viewBox="0 0 1271 700">
          <text:p/>
        </draw:connector>
        <draw:custom-shape draw:style-name="gr1" draw:text-style-name="P1" xml:id="id10" draw:id="id10" draw:layer="layout" svg:width="4.953cm" svg:height="2.667cm" svg:x="15.986cm" svg:y="10.906cm">
          <text:p text:style-name="P1">Remote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2.921cm" svg:height="0.762cm" svg:x="22.844cm" svg:y="10.144cm">
          <text:p text:style-name="P1"><text:span text:style-name="T1">SalInf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3.683cm" svg:height="0.762cm" svg:x="22.717cm" svg:y="11.668cm">
          <text:p text:style-name="P1"><text:span text:style-name="T1">RemoteEve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3.683cm" svg:height="0.762cm" svg:x="22.717cm" svg:y="13.319cm">
          <text:p text:style-name="P1"><text:span text:style-name="T1">RemoteComman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3.683cm" svg:height="0.762cm" svg:x="22.717cm" svg:y="14.843cm">
          <text:p text:style-name="P1"><text:span text:style-name="T1">RemoteTelemetry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5.986cm" svg:y1="12.239cm" svg:x2="11.922cm" svg:y2="15.795cm" draw:start-shape="id10" draw:end-shape="id6" svg:d="M15986 12239l-4064 3556" svg:viewBox="0 0 4065 3557">
          <text:p/>
        </draw:connector>
        <draw:connector draw:style-name="gr2" draw:text-style-name="P2" draw:layer="layout" draw:type="line" svg:x1="22.844cm" svg:y1="10.525cm" svg:x2="20.939cm" svg:y2="12.239cm" draw:start-shape="id11" draw:end-shape="id10" svg:d="M22844 10525l-1905 1714" svg:viewBox="0 0 1906 1715">
          <text:p/>
        </draw:connector>
        <draw:connector draw:style-name="gr2" draw:text-style-name="P2" draw:layer="layout" draw:type="line" svg:x1="22.717cm" svg:y1="12.049cm" svg:x2="20.939cm" svg:y2="12.239cm" draw:start-shape="id12" draw:end-shape="id10" svg:d="M22717 12049l-1778 190" svg:viewBox="0 0 1779 191">
          <text:p/>
        </draw:connector>
        <draw:connector draw:style-name="gr2" draw:text-style-name="P2" draw:layer="layout" draw:type="line" svg:x1="22.717cm" svg:y1="13.7cm" svg:x2="20.939cm" svg:y2="12.239cm" draw:start-shape="id13" draw:end-shape="id10" svg:d="M22717 13700l-1778-1461" svg:viewBox="0 0 1779 1462">
          <text:p/>
        </draw:connector>
        <draw:connector draw:style-name="gr2" draw:text-style-name="P2" draw:layer="layout" draw:type="line" svg:x1="22.717cm" svg:y1="15.224cm" svg:x2="20.939cm" svg:y2="12.239cm" draw:start-shape="id14" draw:end-shape="id10" svg:d="M22717 15224l-1778-2985" svg:viewBox="0 0 1779 2986">
          <text:p/>
        </draw:connector>
        <draw:custom-shape draw:style-name="gr9" draw:text-style-name="P4" draw:layer="layout" svg:width="2.999cm" svg:height="2.999cm" svg:x="15.856cm" svg:y="15.859cm">
          <text:p text:style-name="P1"><text:span text:style-name="T2">SAL</text:span></text:p>
          <text:p text:style-name="P1"><text:span text:style-name="T2">Commands</text:span></text:p>
          <draw:enhanced-geometry svg:viewBox="0 0 21600 21600" draw:mirror-horizontal="false" draw:type="line-callout-1" draw:modifiers="-11858.4 -14623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1" xml:id="id15" draw:id="id15" draw:layer="layout" svg:width="4.953cm" svg:height="2.667cm" svg:x="15.986cm" svg:y="5.445cm">
          <text:p text:style-name="P1">AnotherCSC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8.462cm" svg:y1="8.112cm" svg:x2="18.462cm" svg:y2="10.906cm" draw:start-shape="id15" draw:end-shape="id10" draw:end-glue-point="0" svg:d="M18462 8112v2794" svg:viewBox="0 0 1 2795">
          <text:p/>
        </draw:connector>
        <draw:connector draw:style-name="gr7" draw:text-style-name="P2" draw:layer="layout" draw:type="line" svg:x1="15.986cm" svg:y1="6.778cm" svg:x2="11.795cm" svg:y2="9.699cm" draw:start-shape="id15" draw:start-glue-point="3" draw:end-shape="id5" svg:d="M15986 6778l-4191 2921" svg:viewBox="0 0 4192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0:54:41.936217818</meta:creation-date>
    <dc:date>2018-12-05T09:33:49.384064807</dc:date>
    <meta:editing-duration>PT29M24S</meta:editing-duration>
    <meta:editing-cycles>5</meta:editing-cycles>
    <meta:generator>LibreOffice/6.0.6.2$Linux_X86_64 LibreOffice_project/00m0$Build-2</meta:generator>
    <meta:document-statistic meta:object-count="33"/>
  </office:meta>
</office:document-meta>
</file>